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26.162cm" svg:height="14.62cm" svg:x="3.682cm" svg:y="33.402cm">
            <draw:object draw:notify-on-update-of-ranges="Лист1.B1:Лист1.B99 Лист1.C1:Лист1.C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297522">
            <text:p>297522</text:p>
          </table:table-cell>
          <table:table-cell office:value-type="float" office:value="31">
            <text:p>31</text:p>
          </table:table-cell>
          <table:table-cell office:value-type="float" office:value="50000">
            <text:p>5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0000">
            <text:p>120000</text:p>
          </table:table-cell>
          <table:table-cell office:value-type="float" office:value="369526">
            <text:p>369526</text:p>
          </table:table-cell>
          <table:table-cell office:value-type="float" office:value="32">
            <text:p>32</text:p>
          </table:table-cell>
          <table:table-cell office:value-type="float" office:value="60000">
            <text:p>6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0000">
            <text:p>140000</text:p>
          </table:table-cell>
          <table:table-cell office:value-type="float" office:value="453532">
            <text:p>453532</text:p>
          </table:table-cell>
          <table:table-cell office:value-type="float" office:value="32">
            <text:p>32</text:p>
          </table:table-cell>
          <table:table-cell office:value-type="float" office:value="70000">
            <text:p>7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0000">
            <text:p>160000</text:p>
          </table:table-cell>
          <table:table-cell office:value-type="float" office:value="541537">
            <text:p>541537</text:p>
          </table:table-cell>
          <table:table-cell office:value-type="float" office:value="33">
            <text:p>33</text:p>
          </table:table-cell>
          <table:table-cell office:value-type="float" office:value="80000">
            <text:p>8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000">
            <text:p>180000</text:p>
          </table:table-cell>
          <table:table-cell office:value-type="float" office:value="609541">
            <text:p>609541</text:p>
          </table:table-cell>
          <table:table-cell office:value-type="float" office:value="33">
            <text:p>33</text:p>
          </table:table-cell>
          <table:table-cell office:value-type="float" office:value="90000">
            <text:p>9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office:value-type="float" office:value="701547">
            <text:p>701547</text:p>
          </table:table-cell>
          <table:table-cell office:value-type="float" office:value="33">
            <text:p>33</text:p>
          </table:table-cell>
          <table:table-cell office:value-type="float" office:value="100000">
            <text:p>10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000">
            <text:p>220000</text:p>
          </table:table-cell>
          <table:table-cell office:value-type="float" office:value="797553">
            <text:p>797553</text:p>
          </table:table-cell>
          <table:table-cell office:value-type="float" office:value="33">
            <text:p>33</text:p>
          </table:table-cell>
          <table:table-cell office:value-type="float" office:value="110000">
            <text:p>11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000">
            <text:p>240000</text:p>
          </table:table-cell>
          <table:table-cell office:value-type="float" office:value="873558">
            <text:p>873558</text:p>
          </table:table-cell>
          <table:table-cell office:value-type="float" office:value="34">
            <text:p>34</text:p>
          </table:table-cell>
          <table:table-cell office:value-type="float" office:value="120000">
            <text:p>12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0000">
            <text:p>260000</text:p>
          </table:table-cell>
          <table:table-cell office:value-type="float" office:value="961563">
            <text:p>961563</text:p>
          </table:table-cell>
          <table:table-cell office:value-type="float" office:value="34">
            <text:p>34</text:p>
          </table:table-cell>
          <table:table-cell office:value-type="float" office:value="130000">
            <text:p>13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0000">
            <text:p>280000</text:p>
          </table:table-cell>
          <table:table-cell office:value-type="float" office:value="1073570">
            <text:p>1073570</text:p>
          </table:table-cell>
          <table:table-cell office:value-type="float" office:value="34">
            <text:p>34</text:p>
          </table:table-cell>
          <table:table-cell office:value-type="float" office:value="140000">
            <text:p>14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000">
            <text:p>300000</text:p>
          </table:table-cell>
          <table:table-cell office:value-type="float" office:value="1161576">
            <text:p>1161576</text:p>
          </table:table-cell>
          <table:table-cell office:value-type="float" office:value="34">
            <text:p>34</text:p>
          </table:table-cell>
          <table:table-cell office:value-type="float" office:value="150000">
            <text:p>15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0000">
            <text:p>320000</text:p>
          </table:table-cell>
          <table:table-cell office:value-type="float" office:value="1257582">
            <text:p>1257582</text:p>
          </table:table-cell>
          <table:table-cell office:value-type="float" office:value="35">
            <text:p>35</text:p>
          </table:table-cell>
          <table:table-cell office:value-type="float" office:value="160000">
            <text:p>16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0000">
            <text:p>340000</text:p>
          </table:table-cell>
          <table:table-cell office:value-type="float" office:value="1357588">
            <text:p>1357588</text:p>
          </table:table-cell>
          <table:table-cell office:value-type="float" office:value="35">
            <text:p>35</text:p>
          </table:table-cell>
          <table:table-cell office:value-type="float" office:value="170000">
            <text:p>17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0000">
            <text:p>360000</text:p>
          </table:table-cell>
          <table:table-cell office:value-type="float" office:value="1473595">
            <text:p>1473595</text:p>
          </table:table-cell>
          <table:table-cell office:value-type="float" office:value="35">
            <text:p>35</text:p>
          </table:table-cell>
          <table:table-cell office:value-type="float" office:value="180000">
            <text:p>18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0000">
            <text:p>380000</text:p>
          </table:table-cell>
          <table:table-cell office:value-type="float" office:value="1545600">
            <text:p>1545600</text:p>
          </table:table-cell>
          <table:table-cell office:value-type="float" office:value="35">
            <text:p>35</text:p>
          </table:table-cell>
          <table:table-cell office:value-type="float" office:value="190000">
            <text:p>19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0000">
            <text:p>400000</text:p>
          </table:table-cell>
          <table:table-cell office:value-type="float" office:value="1649606">
            <text:p>1649606</text:p>
          </table:table-cell>
          <table:table-cell office:value-type="float" office:value="35">
            <text:p>35</text:p>
          </table:table-cell>
          <table:table-cell office:value-type="float" office:value="200000">
            <text:p>20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0000">
            <text:p>420000</text:p>
          </table:table-cell>
          <table:table-cell office:value-type="float" office:value="1749613">
            <text:p>1749613</text:p>
          </table:table-cell>
          <table:table-cell office:value-type="float" office:value="35">
            <text:p>35</text:p>
          </table:table-cell>
          <table:table-cell office:value-type="float" office:value="210000">
            <text:p>210000</text:p>
          </table:table-cell>
          <table:table-cell office:value-type="float" office:value="21505">
            <text:p>21505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0000">
            <text:p>440000</text:p>
          </table:table-cell>
          <table:table-cell office:value-type="float" office:value="1857619">
            <text:p>1857619</text:p>
          </table:table-cell>
          <table:table-cell office:value-type="float" office:value="35">
            <text:p>35</text:p>
          </table:table-cell>
          <table:table-cell office:value-type="float" office:value="220000">
            <text:p>22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0000">
            <text:p>460000</text:p>
          </table:table-cell>
          <table:table-cell office:value-type="float" office:value="1949625">
            <text:p>1949625</text:p>
          </table:table-cell>
          <table:table-cell office:value-type="float" office:value="36">
            <text:p>36</text:p>
          </table:table-cell>
          <table:table-cell office:value-type="float" office:value="230000">
            <text:p>230000</text:p>
          </table:table-cell>
          <table:table-cell office:value-type="float" office:value="21505">
            <text:p>21505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0000">
            <text:p>480000</text:p>
          </table:table-cell>
          <table:table-cell office:value-type="float" office:value="2057632">
            <text:p>2057632</text:p>
          </table:table-cell>
          <table:table-cell office:value-type="float" office:value="36">
            <text:p>36</text:p>
          </table:table-cell>
          <table:table-cell office:value-type="float" office:value="240000">
            <text:p>240000</text:p>
          </table:table-cell>
          <table:table-cell office:value-type="float" office:value="21505">
            <text:p>2150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297522">
            <text:p>297522</text:p>
          </table:table-cell>
          <table:table-cell office:value-type="float" office:value="31">
            <text:p>31</text:p>
          </table:table-cell>
          <table:table-cell office:value-type="float" office:value="50000">
            <text:p>50000</text:p>
          </table:table-cell>
          <table:table-cell office:value-type="float" office:value="9504">
            <text:p>950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000">
            <text:p>120000</text:p>
          </table:table-cell>
          <table:table-cell office:value-type="float" office:value="373527">
            <text:p>373527</text:p>
          </table:table-cell>
          <table:table-cell office:value-type="float" office:value="32">
            <text:p>32</text:p>
          </table:table-cell>
          <table:table-cell office:value-type="float" office:value="60000">
            <text:p>60000</text:p>
          </table:table-cell>
          <table:table-cell office:value-type="float" office:value="9504">
            <text:p>950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000">
            <text:p>140000</text:p>
          </table:table-cell>
          <table:table-cell office:value-type="float" office:value="453532">
            <text:p>453532</text:p>
          </table:table-cell>
          <table:table-cell office:value-type="float" office:value="32">
            <text:p>32</text:p>
          </table:table-cell>
          <table:table-cell office:value-type="float" office:value="70000">
            <text:p>7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000">
            <text:p>160000</text:p>
          </table:table-cell>
          <table:table-cell office:value-type="float" office:value="537537">
            <text:p>537537</text:p>
          </table:table-cell>
          <table:table-cell office:value-type="float" office:value="33">
            <text:p>33</text:p>
          </table:table-cell>
          <table:table-cell office:value-type="float" office:value="80000">
            <text:p>8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000">
            <text:p>180000</text:p>
          </table:table-cell>
          <table:table-cell office:value-type="float" office:value="609541">
            <text:p>609541</text:p>
          </table:table-cell>
          <table:table-cell office:value-type="float" office:value="33">
            <text:p>33</text:p>
          </table:table-cell>
          <table:table-cell office:value-type="float" office:value="90000">
            <text:p>9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0">
            <text:p>200000</text:p>
          </table:table-cell>
          <table:table-cell office:value-type="float" office:value="705547">
            <text:p>705547</text:p>
          </table:table-cell>
          <table:table-cell office:value-type="float" office:value="33">
            <text:p>33</text:p>
          </table:table-cell>
          <table:table-cell office:value-type="float" office:value="100000">
            <text:p>10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000">
            <text:p>220000</text:p>
          </table:table-cell>
          <table:table-cell office:value-type="float" office:value="789553">
            <text:p>789553</text:p>
          </table:table-cell>
          <table:table-cell office:value-type="float" office:value="33">
            <text:p>33</text:p>
          </table:table-cell>
          <table:table-cell office:value-type="float" office:value="110000">
            <text:p>11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000">
            <text:p>240000</text:p>
          </table:table-cell>
          <table:table-cell office:value-type="float" office:value="873558">
            <text:p>873558</text:p>
          </table:table-cell>
          <table:table-cell office:value-type="float" office:value="34">
            <text:p>34</text:p>
          </table:table-cell>
          <table:table-cell office:value-type="float" office:value="120000">
            <text:p>12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000">
            <text:p>260000</text:p>
          </table:table-cell>
          <table:table-cell office:value-type="float" office:value="977564">
            <text:p>977564</text:p>
          </table:table-cell>
          <table:table-cell office:value-type="float" office:value="34">
            <text:p>34</text:p>
          </table:table-cell>
          <table:table-cell office:value-type="float" office:value="130000">
            <text:p>13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0000">
            <text:p>280000</text:p>
          </table:table-cell>
          <table:table-cell office:value-type="float" office:value="1069570">
            <text:p>1069570</text:p>
          </table:table-cell>
          <table:table-cell office:value-type="float" office:value="34">
            <text:p>34</text:p>
          </table:table-cell>
          <table:table-cell office:value-type="float" office:value="140000">
            <text:p>14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000">
            <text:p>300000</text:p>
          </table:table-cell>
          <table:table-cell office:value-type="float" office:value="1165576">
            <text:p>1165576</text:p>
          </table:table-cell>
          <table:table-cell office:value-type="float" office:value="34">
            <text:p>34</text:p>
          </table:table-cell>
          <table:table-cell office:value-type="float" office:value="150000">
            <text:p>15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0000">
            <text:p>320000</text:p>
          </table:table-cell>
          <table:table-cell office:value-type="float" office:value="1249581">
            <text:p>1249581</text:p>
          </table:table-cell>
          <table:table-cell office:value-type="float" office:value="35">
            <text:p>35</text:p>
          </table:table-cell>
          <table:table-cell office:value-type="float" office:value="160000">
            <text:p>16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0000">
            <text:p>340000</text:p>
          </table:table-cell>
          <table:table-cell office:value-type="float" office:value="1353588">
            <text:p>1353588</text:p>
          </table:table-cell>
          <table:table-cell office:value-type="float" office:value="35">
            <text:p>35</text:p>
          </table:table-cell>
          <table:table-cell office:value-type="float" office:value="170000">
            <text:p>17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0000">
            <text:p>360000</text:p>
          </table:table-cell>
          <table:table-cell office:value-type="float" office:value="1453594">
            <text:p>1453594</text:p>
          </table:table-cell>
          <table:table-cell office:value-type="float" office:value="35">
            <text:p>35</text:p>
          </table:table-cell>
          <table:table-cell office:value-type="float" office:value="180000">
            <text:p>18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0000">
            <text:p>380000</text:p>
          </table:table-cell>
          <table:table-cell office:value-type="float" office:value="1565601">
            <text:p>1565601</text:p>
          </table:table-cell>
          <table:table-cell office:value-type="float" office:value="35">
            <text:p>35</text:p>
          </table:table-cell>
          <table:table-cell office:value-type="float" office:value="190000">
            <text:p>190000</text:p>
          </table:table-cell>
          <table:table-cell office:value-type="float" office:value="21505">
            <text:p>2150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0000">
            <text:p>400000</text:p>
          </table:table-cell>
          <table:table-cell office:value-type="float" office:value="1693609">
            <text:p>1693609</text:p>
          </table:table-cell>
          <table:table-cell office:value-type="float" office:value="35">
            <text:p>35</text:p>
          </table:table-cell>
          <table:table-cell office:value-type="float" office:value="200000">
            <text:p>20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0000">
            <text:p>420000</text:p>
          </table:table-cell>
          <table:table-cell office:value-type="float" office:value="1769614">
            <text:p>1769614</text:p>
          </table:table-cell>
          <table:table-cell office:value-type="float" office:value="35">
            <text:p>35</text:p>
          </table:table-cell>
          <table:table-cell office:value-type="float" office:value="210000">
            <text:p>210000</text:p>
          </table:table-cell>
          <table:table-cell office:value-type="float" office:value="21505">
            <text:p>2150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0000">
            <text:p>440000</text:p>
          </table:table-cell>
          <table:table-cell office:value-type="float" office:value="1837618">
            <text:p>1837618</text:p>
          </table:table-cell>
          <table:table-cell office:value-type="float" office:value="35">
            <text:p>35</text:p>
          </table:table-cell>
          <table:table-cell office:value-type="float" office:value="220000">
            <text:p>220000</text:p>
          </table:table-cell>
          <table:table-cell office:value-type="float" office:value="21505">
            <text:p>2150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0000">
            <text:p>460000</text:p>
          </table:table-cell>
          <table:table-cell office:value-type="float" office:value="1937624">
            <text:p>1937624</text:p>
          </table:table-cell>
          <table:table-cell office:value-type="float" office:value="36">
            <text:p>36</text:p>
          </table:table-cell>
          <table:table-cell office:value-type="float" office:value="230000">
            <text:p>23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0000">
            <text:p>480000</text:p>
          </table:table-cell>
          <table:table-cell office:value-type="float" office:value="2065632">
            <text:p>2065632</text:p>
          </table:table-cell>
          <table:table-cell office:value-type="float" office:value="36">
            <text:p>36</text:p>
          </table:table-cell>
          <table:table-cell office:value-type="float" office:value="240000">
            <text:p>240000</text:p>
          </table:table-cell>
          <table:table-cell office:value-type="float" office:value="21505">
            <text:p>21505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000">
            <text:p>100000</text:p>
          </table:table-cell>
          <table:table-cell office:value-type="float" office:value="297522">
            <text:p>297522</text:p>
          </table:table-cell>
          <table:table-cell office:value-type="float" office:value="31">
            <text:p>31</text:p>
          </table:table-cell>
          <table:table-cell office:value-type="float" office:value="50000">
            <text:p>50000</text:p>
          </table:table-cell>
          <table:table-cell office:value-type="float" office:value="9504">
            <text:p>950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000">
            <text:p>120000</text:p>
          </table:table-cell>
          <table:table-cell office:value-type="float" office:value="373527">
            <text:p>373527</text:p>
          </table:table-cell>
          <table:table-cell office:value-type="float" office:value="32">
            <text:p>32</text:p>
          </table:table-cell>
          <table:table-cell office:value-type="float" office:value="60000">
            <text:p>6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0000">
            <text:p>140000</text:p>
          </table:table-cell>
          <table:table-cell office:value-type="float" office:value="453532">
            <text:p>453532</text:p>
          </table:table-cell>
          <table:table-cell office:value-type="float" office:value="32">
            <text:p>32</text:p>
          </table:table-cell>
          <table:table-cell office:value-type="float" office:value="70000">
            <text:p>7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0000">
            <text:p>160000</text:p>
          </table:table-cell>
          <table:table-cell office:value-type="float" office:value="533537">
            <text:p>533537</text:p>
          </table:table-cell>
          <table:table-cell office:value-type="float" office:value="33">
            <text:p>33</text:p>
          </table:table-cell>
          <table:table-cell office:value-type="float" office:value="80000">
            <text:p>8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0000">
            <text:p>180000</text:p>
          </table:table-cell>
          <table:table-cell office:value-type="float" office:value="613542">
            <text:p>613542</text:p>
          </table:table-cell>
          <table:table-cell office:value-type="float" office:value="33">
            <text:p>33</text:p>
          </table:table-cell>
          <table:table-cell office:value-type="float" office:value="90000">
            <text:p>9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000">
            <text:p>200000</text:p>
          </table:table-cell>
          <table:table-cell office:value-type="float" office:value="709548">
            <text:p>709548</text:p>
          </table:table-cell>
          <table:table-cell office:value-type="float" office:value="33">
            <text:p>33</text:p>
          </table:table-cell>
          <table:table-cell office:value-type="float" office:value="100000">
            <text:p>10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000">
            <text:p>220000</text:p>
          </table:table-cell>
          <table:table-cell office:value-type="float" office:value="797553">
            <text:p>797553</text:p>
          </table:table-cell>
          <table:table-cell office:value-type="float" office:value="33">
            <text:p>33</text:p>
          </table:table-cell>
          <table:table-cell office:value-type="float" office:value="110000">
            <text:p>11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000">
            <text:p>240000</text:p>
          </table:table-cell>
          <table:table-cell office:value-type="float" office:value="877558">
            <text:p>877558</text:p>
          </table:table-cell>
          <table:table-cell office:value-type="float" office:value="34">
            <text:p>34</text:p>
          </table:table-cell>
          <table:table-cell office:value-type="float" office:value="120000">
            <text:p>12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000">
            <text:p>260000</text:p>
          </table:table-cell>
          <table:table-cell office:value-type="float" office:value="961563">
            <text:p>961563</text:p>
          </table:table-cell>
          <table:table-cell office:value-type="float" office:value="34">
            <text:p>34</text:p>
          </table:table-cell>
          <table:table-cell office:value-type="float" office:value="130000">
            <text:p>13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0000">
            <text:p>280000</text:p>
          </table:table-cell>
          <table:table-cell office:value-type="float" office:value="1065570">
            <text:p>1065570</text:p>
          </table:table-cell>
          <table:table-cell office:value-type="float" office:value="34">
            <text:p>34</text:p>
          </table:table-cell>
          <table:table-cell office:value-type="float" office:value="140000">
            <text:p>14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0000">
            <text:p>300000</text:p>
          </table:table-cell>
          <table:table-cell office:value-type="float" office:value="1157576">
            <text:p>1157576</text:p>
          </table:table-cell>
          <table:table-cell office:value-type="float" office:value="34">
            <text:p>34</text:p>
          </table:table-cell>
          <table:table-cell office:value-type="float" office:value="150000">
            <text:p>15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0000">
            <text:p>320000</text:p>
          </table:table-cell>
          <table:table-cell office:value-type="float" office:value="1249581">
            <text:p>1249581</text:p>
          </table:table-cell>
          <table:table-cell office:value-type="float" office:value="35">
            <text:p>35</text:p>
          </table:table-cell>
          <table:table-cell office:value-type="float" office:value="160000">
            <text:p>16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0000">
            <text:p>340000</text:p>
          </table:table-cell>
          <table:table-cell office:value-type="float" office:value="1349588">
            <text:p>1349588</text:p>
          </table:table-cell>
          <table:table-cell office:value-type="float" office:value="35">
            <text:p>35</text:p>
          </table:table-cell>
          <table:table-cell office:value-type="float" office:value="170000">
            <text:p>17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0000">
            <text:p>360000</text:p>
          </table:table-cell>
          <table:table-cell office:value-type="float" office:value="1445594">
            <text:p>1445594</text:p>
          </table:table-cell>
          <table:table-cell office:value-type="float" office:value="35">
            <text:p>35</text:p>
          </table:table-cell>
          <table:table-cell office:value-type="float" office:value="180000">
            <text:p>18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80000">
            <text:p>380000</text:p>
          </table:table-cell>
          <table:table-cell office:value-type="float" office:value="1561601">
            <text:p>1561601</text:p>
          </table:table-cell>
          <table:table-cell office:value-type="float" office:value="35">
            <text:p>35</text:p>
          </table:table-cell>
          <table:table-cell office:value-type="float" office:value="190000">
            <text:p>19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0000">
            <text:p>400000</text:p>
          </table:table-cell>
          <table:table-cell office:value-type="float" office:value="1657607">
            <text:p>1657607</text:p>
          </table:table-cell>
          <table:table-cell office:value-type="float" office:value="35">
            <text:p>35</text:p>
          </table:table-cell>
          <table:table-cell office:value-type="float" office:value="200000">
            <text:p>20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0000">
            <text:p>420000</text:p>
          </table:table-cell>
          <table:table-cell office:value-type="float" office:value="1749613">
            <text:p>1749613</text:p>
          </table:table-cell>
          <table:table-cell office:value-type="float" office:value="35">
            <text:p>35</text:p>
          </table:table-cell>
          <table:table-cell office:value-type="float" office:value="210000">
            <text:p>21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0000">
            <text:p>440000</text:p>
          </table:table-cell>
          <table:table-cell office:value-type="float" office:value="1841618">
            <text:p>1841618</text:p>
          </table:table-cell>
          <table:table-cell office:value-type="float" office:value="35">
            <text:p>35</text:p>
          </table:table-cell>
          <table:table-cell office:value-type="float" office:value="220000">
            <text:p>220000</text:p>
          </table:table-cell>
          <table:table-cell office:value-type="float" office:value="21505">
            <text:p>21505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0000">
            <text:p>460000</text:p>
          </table:table-cell>
          <table:table-cell office:value-type="float" office:value="1941625">
            <text:p>1941625</text:p>
          </table:table-cell>
          <table:table-cell office:value-type="float" office:value="36">
            <text:p>36</text:p>
          </table:table-cell>
          <table:table-cell office:value-type="float" office:value="230000">
            <text:p>23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0000">
            <text:p>480000</text:p>
          </table:table-cell>
          <table:table-cell office:value-type="float" office:value="2061632">
            <text:p>2061632</text:p>
          </table:table-cell>
          <table:table-cell office:value-type="float" office:value="36">
            <text:p>36</text:p>
          </table:table-cell>
          <table:table-cell office:value-type="float" office:value="240000">
            <text:p>240000</text:p>
          </table:table-cell>
          <table:table-cell office:value-type="float" office:value="21505">
            <text:p>21505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">
            <text:p>100000</text:p>
          </table:table-cell>
          <table:table-cell office:value-type="float" office:value="293522">
            <text:p>293522</text:p>
          </table:table-cell>
          <table:table-cell office:value-type="float" office:value="31">
            <text:p>31</text:p>
          </table:table-cell>
          <table:table-cell office:value-type="float" office:value="50000">
            <text:p>5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0000">
            <text:p>120000</text:p>
          </table:table-cell>
          <table:table-cell office:value-type="float" office:value="369526">
            <text:p>369526</text:p>
          </table:table-cell>
          <table:table-cell office:value-type="float" office:value="32">
            <text:p>32</text:p>
          </table:table-cell>
          <table:table-cell office:value-type="float" office:value="60000">
            <text:p>6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0000">
            <text:p>140000</text:p>
          </table:table-cell>
          <table:table-cell office:value-type="float" office:value="453532">
            <text:p>453532</text:p>
          </table:table-cell>
          <table:table-cell office:value-type="float" office:value="32">
            <text:p>32</text:p>
          </table:table-cell>
          <table:table-cell office:value-type="float" office:value="70000">
            <text:p>7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0000">
            <text:p>160000</text:p>
          </table:table-cell>
          <table:table-cell office:value-type="float" office:value="537537">
            <text:p>537537</text:p>
          </table:table-cell>
          <table:table-cell office:value-type="float" office:value="33">
            <text:p>33</text:p>
          </table:table-cell>
          <table:table-cell office:value-type="float" office:value="80000">
            <text:p>8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0000">
            <text:p>180000</text:p>
          </table:table-cell>
          <table:table-cell office:value-type="float" office:value="625542">
            <text:p>625542</text:p>
          </table:table-cell>
          <table:table-cell office:value-type="float" office:value="33">
            <text:p>33</text:p>
          </table:table-cell>
          <table:table-cell office:value-type="float" office:value="90000">
            <text:p>9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">
            <text:p>200000</text:p>
          </table:table-cell>
          <table:table-cell office:value-type="float" office:value="705547">
            <text:p>705547</text:p>
          </table:table-cell>
          <table:table-cell office:value-type="float" office:value="33">
            <text:p>33</text:p>
          </table:table-cell>
          <table:table-cell office:value-type="float" office:value="100000">
            <text:p>10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000">
            <text:p>220000</text:p>
          </table:table-cell>
          <table:table-cell office:value-type="float" office:value="793553">
            <text:p>793553</text:p>
          </table:table-cell>
          <table:table-cell office:value-type="float" office:value="33">
            <text:p>33</text:p>
          </table:table-cell>
          <table:table-cell office:value-type="float" office:value="110000">
            <text:p>11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000">
            <text:p>240000</text:p>
          </table:table-cell>
          <table:table-cell office:value-type="float" office:value="873558">
            <text:p>873558</text:p>
          </table:table-cell>
          <table:table-cell office:value-type="float" office:value="34">
            <text:p>34</text:p>
          </table:table-cell>
          <table:table-cell office:value-type="float" office:value="120000">
            <text:p>12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000">
            <text:p>260000</text:p>
          </table:table-cell>
          <table:table-cell office:value-type="float" office:value="973564">
            <text:p>973564</text:p>
          </table:table-cell>
          <table:table-cell office:value-type="float" office:value="34">
            <text:p>34</text:p>
          </table:table-cell>
          <table:table-cell office:value-type="float" office:value="130000">
            <text:p>13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0000">
            <text:p>280000</text:p>
          </table:table-cell>
          <table:table-cell office:value-type="float" office:value="1069570">
            <text:p>1069570</text:p>
          </table:table-cell>
          <table:table-cell office:value-type="float" office:value="34">
            <text:p>34</text:p>
          </table:table-cell>
          <table:table-cell office:value-type="float" office:value="140000">
            <text:p>14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0000">
            <text:p>300000</text:p>
          </table:table-cell>
          <table:table-cell office:value-type="float" office:value="1157576">
            <text:p>1157576</text:p>
          </table:table-cell>
          <table:table-cell office:value-type="float" office:value="34">
            <text:p>34</text:p>
          </table:table-cell>
          <table:table-cell office:value-type="float" office:value="150000">
            <text:p>15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000">
            <text:p>320000</text:p>
          </table:table-cell>
          <table:table-cell office:value-type="float" office:value="1241581">
            <text:p>1241581</text:p>
          </table:table-cell>
          <table:table-cell office:value-type="float" office:value="35">
            <text:p>35</text:p>
          </table:table-cell>
          <table:table-cell office:value-type="float" office:value="160000">
            <text:p>16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0000">
            <text:p>340000</text:p>
          </table:table-cell>
          <table:table-cell office:value-type="float" office:value="1357588">
            <text:p>1357588</text:p>
          </table:table-cell>
          <table:table-cell office:value-type="float" office:value="35">
            <text:p>35</text:p>
          </table:table-cell>
          <table:table-cell office:value-type="float" office:value="170000">
            <text:p>17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0000">
            <text:p>360000</text:p>
          </table:table-cell>
          <table:table-cell office:value-type="float" office:value="1433593">
            <text:p>1433593</text:p>
          </table:table-cell>
          <table:table-cell office:value-type="float" office:value="35">
            <text:p>35</text:p>
          </table:table-cell>
          <table:table-cell office:value-type="float" office:value="180000">
            <text:p>18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0000">
            <text:p>380000</text:p>
          </table:table-cell>
          <table:table-cell office:value-type="float" office:value="1561601">
            <text:p>1561601</text:p>
          </table:table-cell>
          <table:table-cell office:value-type="float" office:value="35">
            <text:p>35</text:p>
          </table:table-cell>
          <table:table-cell office:value-type="float" office:value="190000">
            <text:p>19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0000">
            <text:p>400000</text:p>
          </table:table-cell>
          <table:table-cell office:value-type="float" office:value="1661607">
            <text:p>1661607</text:p>
          </table:table-cell>
          <table:table-cell office:value-type="float" office:value="35">
            <text:p>35</text:p>
          </table:table-cell>
          <table:table-cell office:value-type="float" office:value="200000">
            <text:p>20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20000">
            <text:p>420000</text:p>
          </table:table-cell>
          <table:table-cell office:value-type="float" office:value="1749613">
            <text:p>1749613</text:p>
          </table:table-cell>
          <table:table-cell office:value-type="float" office:value="35">
            <text:p>35</text:p>
          </table:table-cell>
          <table:table-cell office:value-type="float" office:value="210000">
            <text:p>210000</text:p>
          </table:table-cell>
          <table:table-cell office:value-type="float" office:value="21505">
            <text:p>21505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0000">
            <text:p>440000</text:p>
          </table:table-cell>
          <table:table-cell office:value-type="float" office:value="1841618">
            <text:p>1841618</text:p>
          </table:table-cell>
          <table:table-cell office:value-type="float" office:value="35">
            <text:p>35</text:p>
          </table:table-cell>
          <table:table-cell office:value-type="float" office:value="220000">
            <text:p>22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0000">
            <text:p>460000</text:p>
          </table:table-cell>
          <table:table-cell office:value-type="float" office:value="1961626">
            <text:p>1961626</text:p>
          </table:table-cell>
          <table:table-cell office:value-type="float" office:value="36">
            <text:p>36</text:p>
          </table:table-cell>
          <table:table-cell office:value-type="float" office:value="230000">
            <text:p>23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0000">
            <text:p>480000</text:p>
          </table:table-cell>
          <table:table-cell office:value-type="float" office:value="2057632">
            <text:p>2057632</text:p>
          </table:table-cell>
          <table:table-cell office:value-type="float" office:value="36">
            <text:p>36</text:p>
          </table:table-cell>
          <table:table-cell office:value-type="float" office:value="240000">
            <text:p>24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297522">
            <text:p>297522</text:p>
          </table:table-cell>
          <table:table-cell office:value-type="float" office:value="31">
            <text:p>31</text:p>
          </table:table-cell>
          <table:table-cell office:value-type="float" office:value="50000">
            <text:p>50000</text:p>
          </table:table-cell>
          <table:table-cell office:value-type="float" office:value="9504">
            <text:p>950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0000">
            <text:p>120000</text:p>
          </table:table-cell>
          <table:table-cell office:value-type="float" office:value="373527">
            <text:p>373527</text:p>
          </table:table-cell>
          <table:table-cell office:value-type="float" office:value="32">
            <text:p>32</text:p>
          </table:table-cell>
          <table:table-cell office:value-type="float" office:value="60000">
            <text:p>6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0000">
            <text:p>140000</text:p>
          </table:table-cell>
          <table:table-cell office:value-type="float" office:value="453532">
            <text:p>453532</text:p>
          </table:table-cell>
          <table:table-cell office:value-type="float" office:value="32">
            <text:p>32</text:p>
          </table:table-cell>
          <table:table-cell office:value-type="float" office:value="70000">
            <text:p>7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0000">
            <text:p>160000</text:p>
          </table:table-cell>
          <table:table-cell office:value-type="float" office:value="537537">
            <text:p>537537</text:p>
          </table:table-cell>
          <table:table-cell office:value-type="float" office:value="33">
            <text:p>33</text:p>
          </table:table-cell>
          <table:table-cell office:value-type="float" office:value="80000">
            <text:p>8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0000">
            <text:p>180000</text:p>
          </table:table-cell>
          <table:table-cell office:value-type="float" office:value="617542">
            <text:p>617542</text:p>
          </table:table-cell>
          <table:table-cell office:value-type="float" office:value="33">
            <text:p>33</text:p>
          </table:table-cell>
          <table:table-cell office:value-type="float" office:value="90000">
            <text:p>9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000">
            <text:p>200000</text:p>
          </table:table-cell>
          <table:table-cell office:value-type="float" office:value="705547">
            <text:p>705547</text:p>
          </table:table-cell>
          <table:table-cell office:value-type="float" office:value="33">
            <text:p>33</text:p>
          </table:table-cell>
          <table:table-cell office:value-type="float" office:value="100000">
            <text:p>10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000">
            <text:p>220000</text:p>
          </table:table-cell>
          <table:table-cell office:value-type="float" office:value="801553">
            <text:p>801553</text:p>
          </table:table-cell>
          <table:table-cell office:value-type="float" office:value="33">
            <text:p>33</text:p>
          </table:table-cell>
          <table:table-cell office:value-type="float" office:value="110000">
            <text:p>11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000">
            <text:p>240000</text:p>
          </table:table-cell>
          <table:table-cell office:value-type="float" office:value="873558">
            <text:p>873558</text:p>
          </table:table-cell>
          <table:table-cell office:value-type="float" office:value="34">
            <text:p>34</text:p>
          </table:table-cell>
          <table:table-cell office:value-type="float" office:value="120000">
            <text:p>120000</text:p>
          </table:table-cell>
          <table:table-cell office:value-type="float" office:value="13504">
            <text:p>1350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000">
            <text:p>260000</text:p>
          </table:table-cell>
          <table:table-cell office:value-type="float" office:value="969564">
            <text:p>969564</text:p>
          </table:table-cell>
          <table:table-cell office:value-type="float" office:value="34">
            <text:p>34</text:p>
          </table:table-cell>
          <table:table-cell office:value-type="float" office:value="130000">
            <text:p>13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0000">
            <text:p>280000</text:p>
          </table:table-cell>
          <table:table-cell office:value-type="float" office:value="1069570">
            <text:p>1069570</text:p>
          </table:table-cell>
          <table:table-cell office:value-type="float" office:value="34">
            <text:p>34</text:p>
          </table:table-cell>
          <table:table-cell office:value-type="float" office:value="140000">
            <text:p>14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0000">
            <text:p>300000</text:p>
          </table:table-cell>
          <table:table-cell office:value-type="float" office:value="1153575">
            <text:p>1153575</text:p>
          </table:table-cell>
          <table:table-cell office:value-type="float" office:value="34">
            <text:p>34</text:p>
          </table:table-cell>
          <table:table-cell office:value-type="float" office:value="150000">
            <text:p>15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0000">
            <text:p>320000</text:p>
          </table:table-cell>
          <table:table-cell office:value-type="float" office:value="1253582">
            <text:p>1253582</text:p>
          </table:table-cell>
          <table:table-cell office:value-type="float" office:value="35">
            <text:p>35</text:p>
          </table:table-cell>
          <table:table-cell office:value-type="float" office:value="160000">
            <text:p>16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0000">
            <text:p>340000</text:p>
          </table:table-cell>
          <table:table-cell office:value-type="float" office:value="1357588">
            <text:p>1357588</text:p>
          </table:table-cell>
          <table:table-cell office:value-type="float" office:value="35">
            <text:p>35</text:p>
          </table:table-cell>
          <table:table-cell office:value-type="float" office:value="170000">
            <text:p>17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0000">
            <text:p>360000</text:p>
          </table:table-cell>
          <table:table-cell office:value-type="float" office:value="1441593">
            <text:p>1441593</text:p>
          </table:table-cell>
          <table:table-cell office:value-type="float" office:value="35">
            <text:p>35</text:p>
          </table:table-cell>
          <table:table-cell office:value-type="float" office:value="180000">
            <text:p>18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0000">
            <text:p>380000</text:p>
          </table:table-cell>
          <table:table-cell office:value-type="float" office:value="1549600">
            <text:p>1549600</text:p>
          </table:table-cell>
          <table:table-cell office:value-type="float" office:value="35">
            <text:p>35</text:p>
          </table:table-cell>
          <table:table-cell office:value-type="float" office:value="190000">
            <text:p>19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0000">
            <text:p>400000</text:p>
          </table:table-cell>
          <table:table-cell office:value-type="float" office:value="1661607">
            <text:p>1661607</text:p>
          </table:table-cell>
          <table:table-cell office:value-type="float" office:value="35">
            <text:p>35</text:p>
          </table:table-cell>
          <table:table-cell office:value-type="float" office:value="200000">
            <text:p>20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0000">
            <text:p>420000</text:p>
          </table:table-cell>
          <table:table-cell office:value-type="float" office:value="1749613">
            <text:p>1749613</text:p>
          </table:table-cell>
          <table:table-cell office:value-type="float" office:value="35">
            <text:p>35</text:p>
          </table:table-cell>
          <table:table-cell office:value-type="float" office:value="210000">
            <text:p>210000</text:p>
          </table:table-cell>
          <table:table-cell office:value-type="float" office:value="17504">
            <text:p>1750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0000">
            <text:p>440000</text:p>
          </table:table-cell>
          <table:table-cell office:value-type="float" office:value="1857619">
            <text:p>1857619</text:p>
          </table:table-cell>
          <table:table-cell office:value-type="float" office:value="35">
            <text:p>35</text:p>
          </table:table-cell>
          <table:table-cell office:value-type="float" office:value="220000">
            <text:p>220000</text:p>
          </table:table-cell>
          <table:table-cell office:value-type="float" office:value="21505">
            <text:p>21505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0000">
            <text:p>460000</text:p>
          </table:table-cell>
          <table:table-cell office:value-type="float" office:value="1957626">
            <text:p>1957626</text:p>
          </table:table-cell>
          <table:table-cell office:value-type="float" office:value="36">
            <text:p>36</text:p>
          </table:table-cell>
          <table:table-cell office:value-type="float" office:value="230000">
            <text:p>230000</text:p>
          </table:table-cell>
          <table:table-cell office:value-type="float" office:value="17504">
            <text:p>17504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77508">
            <text:p>77508</text:p>
          </table:table-cell>
          <table:table-cell office:value-type="float" office:value="100002">
            <text:p>100002</text:p>
          </table:table-cell>
          <table:table-cell office:value-type="float" office:value="50000">
            <text:p>50000</text:p>
          </table:table-cell>
          <table:table-cell office:value-type="float" office:value="1503">
            <text:p>15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0000">
            <text:p>120000</text:p>
          </table:table-cell>
          <table:table-cell office:value-type="float" office:value="93509">
            <text:p>93509</text:p>
          </table:table-cell>
          <table:table-cell office:value-type="float" office:value="120002">
            <text:p>120002</text:p>
          </table:table-cell>
          <table:table-cell office:value-type="float" office:value="60000">
            <text:p>60000</text:p>
          </table:table-cell>
          <table:table-cell office:value-type="float" office:value="-2497">
            <text:p>-2497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0000">
            <text:p>140000</text:p>
          </table:table-cell>
          <table:table-cell office:value-type="float" office:value="109510">
            <text:p>109510</text:p>
          </table:table-cell>
          <table:table-cell office:value-type="float" office:value="140002">
            <text:p>140002</text:p>
          </table:table-cell>
          <table:table-cell office:value-type="float" office:value="70000">
            <text:p>70000</text:p>
          </table:table-cell>
          <table:table-cell office:value-type="float" office:value="1503">
            <text:p>1503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0000">
            <text:p>160000</text:p>
          </table:table-cell>
          <table:table-cell office:value-type="float" office:value="125511">
            <text:p>125511</text:p>
          </table:table-cell>
          <table:table-cell office:value-type="float" office:value="160002">
            <text:p>160002</text:p>
          </table:table-cell>
          <table:table-cell office:value-type="float" office:value="80000">
            <text:p>80000</text:p>
          </table:table-cell>
          <table:table-cell office:value-type="float" office:value="1503">
            <text:p>1503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000">
            <text:p>180000</text:p>
          </table:table-cell>
          <table:table-cell office:value-type="float" office:value="149513">
            <text:p>149513</text:p>
          </table:table-cell>
          <table:table-cell office:value-type="float" office:value="180002">
            <text:p>180002</text:p>
          </table:table-cell>
          <table:table-cell office:value-type="float" office:value="90000">
            <text:p>90000</text:p>
          </table:table-cell>
          <table:table-cell office:value-type="float" office:value="1503">
            <text:p>1503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office:value-type="float" office:value="173514">
            <text:p>173514</text:p>
          </table:table-cell>
          <table:table-cell office:value-type="float" office:value="200002">
            <text:p>200002</text:p>
          </table:table-cell>
          <table:table-cell office:value-type="float" office:value="100000">
            <text:p>100000</text:p>
          </table:table-cell>
          <table:table-cell office:value-type="float" office:value="1503">
            <text:p>1503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000">
            <text:p>220000</text:p>
          </table:table-cell>
          <table:table-cell office:value-type="float" office:value="193515">
            <text:p>193515</text:p>
          </table:table-cell>
          <table:table-cell office:value-type="float" office:value="220002">
            <text:p>220002</text:p>
          </table:table-cell>
          <table:table-cell office:value-type="float" office:value="110000">
            <text:p>110000</text:p>
          </table:table-cell>
          <table:table-cell office:value-type="float" office:value="1503">
            <text:p>1503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000">
            <text:p>240000</text:p>
          </table:table-cell>
          <table:table-cell office:value-type="float" office:value="213517">
            <text:p>213517</text:p>
          </table:table-cell>
          <table:table-cell office:value-type="float" office:value="240002">
            <text:p>240002</text:p>
          </table:table-cell>
          <table:table-cell office:value-type="float" office:value="120000">
            <text:p>120000</text:p>
          </table:table-cell>
          <table:table-cell office:value-type="float" office:value="1503">
            <text:p>1503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0000">
            <text:p>260000</text:p>
          </table:table-cell>
          <table:table-cell office:value-type="float" office:value="233518">
            <text:p>233518</text:p>
          </table:table-cell>
          <table:table-cell office:value-type="float" office:value="260002">
            <text:p>260002</text:p>
          </table:table-cell>
          <table:table-cell office:value-type="float" office:value="130000">
            <text:p>130000</text:p>
          </table:table-cell>
          <table:table-cell office:value-type="float" office:value="-2497">
            <text:p>-2497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0000">
            <text:p>280000</text:p>
          </table:table-cell>
          <table:table-cell office:value-type="float" office:value="253519">
            <text:p>253519</text:p>
          </table:table-cell>
          <table:table-cell office:value-type="float" office:value="280002">
            <text:p>280002</text:p>
          </table:table-cell>
          <table:table-cell office:value-type="float" office:value="140000">
            <text:p>140000</text:p>
          </table:table-cell>
          <table:table-cell office:value-type="float" office:value="-2497">
            <text:p>-2497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000">
            <text:p>300000</text:p>
          </table:table-cell>
          <table:table-cell office:value-type="float" office:value="273520">
            <text:p>273520</text:p>
          </table:table-cell>
          <table:table-cell office:value-type="float" office:value="300002">
            <text:p>300002</text:p>
          </table:table-cell>
          <table:table-cell office:value-type="float" office:value="150000">
            <text:p>150000</text:p>
          </table:table-cell>
          <table:table-cell office:value-type="float" office:value="-2497">
            <text:p>-249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0T01:07:02</dc:date>
    <dc:creator>Иван </dc:creator>
    <meta:document-statistic meta:table-count="1" meta:cell-count="66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6.163cm" svg:height="14.621cm" xlink:href=".." xlink:type="simple" chart:class="chart:scatter" chart:style-name="ch1">
        <chart:plot-area chart:style-name="ch2" table:cell-range-address="Лист1.B1:Лист1.C99" svg:x="2.479cm" svg:y="0.66cm" svg:width="22.921cm" svg:height="14.153cm">
          <chartooo:coordinate-region svg:x="4.026cm" svg:y="0.859cm" svg:width="20.817cm" svg:height="13.30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C1:Лист1.C99" chart:class="chart:scatter">
            <chart:domain table:cell-range-address="Лист1.B1:Лист1.B99"/>
            <chart:data-point chart:repeated="9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Лист1.B1:Лист1.B99</svg:desc>
                </draw:g>
              </table:table-cell>
              <table:table-cell office:value-type="float" office:value="297522">
                <text:p>297522</text:p>
                <draw:g>
                  <svg:desc>Лист1.C1:Лист1.C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00">
                <text:p>120000</text:p>
              </table:table-cell>
              <table:table-cell office:value-type="float" office:value="369526">
                <text:p>3695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00">
                <text:p>140000</text:p>
              </table:table-cell>
              <table:table-cell office:value-type="float" office:value="453532">
                <text:p>453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0">
                <text:p>160000</text:p>
              </table:table-cell>
              <table:table-cell office:value-type="float" office:value="541537">
                <text:p>541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000">
                <text:p>180000</text:p>
              </table:table-cell>
              <table:table-cell office:value-type="float" office:value="609541">
                <text:p>609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">
                <text:p>200000</text:p>
              </table:table-cell>
              <table:table-cell office:value-type="float" office:value="701547">
                <text:p>701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0000">
                <text:p>220000</text:p>
              </table:table-cell>
              <table:table-cell office:value-type="float" office:value="797553">
                <text:p>7975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000">
                <text:p>240000</text:p>
              </table:table-cell>
              <table:table-cell office:value-type="float" office:value="873558">
                <text:p>8735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000">
                <text:p>260000</text:p>
              </table:table-cell>
              <table:table-cell office:value-type="float" office:value="961563">
                <text:p>961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000">
                <text:p>280000</text:p>
              </table:table-cell>
              <table:table-cell office:value-type="float" office:value="1073570">
                <text:p>10735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00">
                <text:p>300000</text:p>
              </table:table-cell>
              <table:table-cell office:value-type="float" office:value="1161576">
                <text:p>11615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000">
                <text:p>320000</text:p>
              </table:table-cell>
              <table:table-cell office:value-type="float" office:value="1257582">
                <text:p>1257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0000">
                <text:p>340000</text:p>
              </table:table-cell>
              <table:table-cell office:value-type="float" office:value="1357588">
                <text:p>13575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000">
                <text:p>360000</text:p>
              </table:table-cell>
              <table:table-cell office:value-type="float" office:value="1473595">
                <text:p>14735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0000">
                <text:p>380000</text:p>
              </table:table-cell>
              <table:table-cell office:value-type="float" office:value="1545600">
                <text:p>15456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">
                <text:p>400000</text:p>
              </table:table-cell>
              <table:table-cell office:value-type="float" office:value="1649606">
                <text:p>16496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0000">
                <text:p>420000</text:p>
              </table:table-cell>
              <table:table-cell office:value-type="float" office:value="1749613">
                <text:p>1749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0000">
                <text:p>440000</text:p>
              </table:table-cell>
              <table:table-cell office:value-type="float" office:value="1857619">
                <text:p>1857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0000">
                <text:p>460000</text:p>
              </table:table-cell>
              <table:table-cell office:value-type="float" office:value="1949625">
                <text:p>1949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0000">
                <text:p>480000</text:p>
              </table:table-cell>
              <table:table-cell office:value-type="float" office:value="2057632">
                <text:p>20576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">
                <text:p>100000</text:p>
              </table:table-cell>
              <table:table-cell office:value-type="float" office:value="297522">
                <text:p>2975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00">
                <text:p>120000</text:p>
              </table:table-cell>
              <table:table-cell office:value-type="float" office:value="373527">
                <text:p>3735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000">
                <text:p>140000</text:p>
              </table:table-cell>
              <table:table-cell office:value-type="float" office:value="453532">
                <text:p>4535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0000">
                <text:p>160000</text:p>
              </table:table-cell>
              <table:table-cell office:value-type="float" office:value="537537">
                <text:p>5375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0000">
                <text:p>180000</text:p>
              </table:table-cell>
              <table:table-cell office:value-type="float" office:value="609541">
                <text:p>6095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00">
                <text:p>200000</text:p>
              </table:table-cell>
              <table:table-cell office:value-type="float" office:value="705547">
                <text:p>705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0000">
                <text:p>220000</text:p>
              </table:table-cell>
              <table:table-cell office:value-type="float" office:value="789553">
                <text:p>7895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000">
                <text:p>240000</text:p>
              </table:table-cell>
              <table:table-cell office:value-type="float" office:value="873558">
                <text:p>8735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0000">
                <text:p>260000</text:p>
              </table:table-cell>
              <table:table-cell office:value-type="float" office:value="977564">
                <text:p>9775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0000">
                <text:p>280000</text:p>
              </table:table-cell>
              <table:table-cell office:value-type="float" office:value="1069570">
                <text:p>10695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">
                <text:p>300000</text:p>
              </table:table-cell>
              <table:table-cell office:value-type="float" office:value="1165576">
                <text:p>1165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">
                <text:p>320000</text:p>
              </table:table-cell>
              <table:table-cell office:value-type="float" office:value="1249581">
                <text:p>12495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000">
                <text:p>340000</text:p>
              </table:table-cell>
              <table:table-cell office:value-type="float" office:value="1353588">
                <text:p>13535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0000">
                <text:p>360000</text:p>
              </table:table-cell>
              <table:table-cell office:value-type="float" office:value="1453594">
                <text:p>14535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0000">
                <text:p>380000</text:p>
              </table:table-cell>
              <table:table-cell office:value-type="float" office:value="1565601">
                <text:p>15656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0000">
                <text:p>400000</text:p>
              </table:table-cell>
              <table:table-cell office:value-type="float" office:value="1693609">
                <text:p>16936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0000">
                <text:p>420000</text:p>
              </table:table-cell>
              <table:table-cell office:value-type="float" office:value="1769614">
                <text:p>17696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0000">
                <text:p>440000</text:p>
              </table:table-cell>
              <table:table-cell office:value-type="float" office:value="1837618">
                <text:p>18376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0000">
                <text:p>460000</text:p>
              </table:table-cell>
              <table:table-cell office:value-type="float" office:value="1937624">
                <text:p>19376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0000">
                <text:p>480000</text:p>
              </table:table-cell>
              <table:table-cell office:value-type="float" office:value="2065632">
                <text:p>20656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0">
                <text:p>100000</text:p>
              </table:table-cell>
              <table:table-cell office:value-type="float" office:value="297522">
                <text:p>2975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0000">
                <text:p>120000</text:p>
              </table:table-cell>
              <table:table-cell office:value-type="float" office:value="373527">
                <text:p>3735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000">
                <text:p>140000</text:p>
              </table:table-cell>
              <table:table-cell office:value-type="float" office:value="453532">
                <text:p>4535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0000">
                <text:p>160000</text:p>
              </table:table-cell>
              <table:table-cell office:value-type="float" office:value="533537">
                <text:p>5335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0000">
                <text:p>180000</text:p>
              </table:table-cell>
              <table:table-cell office:value-type="float" office:value="613542">
                <text:p>6135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000">
                <text:p>200000</text:p>
              </table:table-cell>
              <table:table-cell office:value-type="float" office:value="709548">
                <text:p>7095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0000">
                <text:p>220000</text:p>
              </table:table-cell>
              <table:table-cell office:value-type="float" office:value="797553">
                <text:p>7975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00">
                <text:p>240000</text:p>
              </table:table-cell>
              <table:table-cell office:value-type="float" office:value="877558">
                <text:p>8775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0000">
                <text:p>260000</text:p>
              </table:table-cell>
              <table:table-cell office:value-type="float" office:value="961563">
                <text:p>9615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0000">
                <text:p>280000</text:p>
              </table:table-cell>
              <table:table-cell office:value-type="float" office:value="1065570">
                <text:p>10655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0000">
                <text:p>300000</text:p>
              </table:table-cell>
              <table:table-cell office:value-type="float" office:value="1157576">
                <text:p>11575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0000">
                <text:p>320000</text:p>
              </table:table-cell>
              <table:table-cell office:value-type="float" office:value="1249581">
                <text:p>12495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0000">
                <text:p>340000</text:p>
              </table:table-cell>
              <table:table-cell office:value-type="float" office:value="1349588">
                <text:p>13495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0000">
                <text:p>360000</text:p>
              </table:table-cell>
              <table:table-cell office:value-type="float" office:value="1445594">
                <text:p>14455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0000">
                <text:p>380000</text:p>
              </table:table-cell>
              <table:table-cell office:value-type="float" office:value="1561601">
                <text:p>15616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0000">
                <text:p>400000</text:p>
              </table:table-cell>
              <table:table-cell office:value-type="float" office:value="1657607">
                <text:p>16576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0000">
                <text:p>420000</text:p>
              </table:table-cell>
              <table:table-cell office:value-type="float" office:value="1749613">
                <text:p>17496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0000">
                <text:p>440000</text:p>
              </table:table-cell>
              <table:table-cell office:value-type="float" office:value="1841618">
                <text:p>18416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0000">
                <text:p>460000</text:p>
              </table:table-cell>
              <table:table-cell office:value-type="float" office:value="1941625">
                <text:p>1941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0000">
                <text:p>480000</text:p>
              </table:table-cell>
              <table:table-cell office:value-type="float" office:value="2061632">
                <text:p>20616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000">
                <text:p>100000</text:p>
              </table:table-cell>
              <table:table-cell office:value-type="float" office:value="293522">
                <text:p>2935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0000">
                <text:p>120000</text:p>
              </table:table-cell>
              <table:table-cell office:value-type="float" office:value="369526">
                <text:p>369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0000">
                <text:p>140000</text:p>
              </table:table-cell>
              <table:table-cell office:value-type="float" office:value="453532">
                <text:p>4535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000">
                <text:p>160000</text:p>
              </table:table-cell>
              <table:table-cell office:value-type="float" office:value="537537">
                <text:p>5375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0000">
                <text:p>180000</text:p>
              </table:table-cell>
              <table:table-cell office:value-type="float" office:value="625542">
                <text:p>6255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00">
                <text:p>200000</text:p>
              </table:table-cell>
              <table:table-cell office:value-type="float" office:value="705547">
                <text:p>7055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0000">
                <text:p>220000</text:p>
              </table:table-cell>
              <table:table-cell office:value-type="float" office:value="793553">
                <text:p>7935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0000">
                <text:p>240000</text:p>
              </table:table-cell>
              <table:table-cell office:value-type="float" office:value="873558">
                <text:p>8735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0000">
                <text:p>260000</text:p>
              </table:table-cell>
              <table:table-cell office:value-type="float" office:value="973564">
                <text:p>973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0000">
                <text:p>280000</text:p>
              </table:table-cell>
              <table:table-cell office:value-type="float" office:value="1069570">
                <text:p>10695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0000">
                <text:p>300000</text:p>
              </table:table-cell>
              <table:table-cell office:value-type="float" office:value="1157576">
                <text:p>11575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0000">
                <text:p>320000</text:p>
              </table:table-cell>
              <table:table-cell office:value-type="float" office:value="1241581">
                <text:p>12415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0000">
                <text:p>340000</text:p>
              </table:table-cell>
              <table:table-cell office:value-type="float" office:value="1357588">
                <text:p>13575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0000">
                <text:p>360000</text:p>
              </table:table-cell>
              <table:table-cell office:value-type="float" office:value="1433593">
                <text:p>14335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0000">
                <text:p>380000</text:p>
              </table:table-cell>
              <table:table-cell office:value-type="float" office:value="1561601">
                <text:p>15616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0000">
                <text:p>400000</text:p>
              </table:table-cell>
              <table:table-cell office:value-type="float" office:value="1661607">
                <text:p>16616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0000">
                <text:p>420000</text:p>
              </table:table-cell>
              <table:table-cell office:value-type="float" office:value="1749613">
                <text:p>17496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0000">
                <text:p>440000</text:p>
              </table:table-cell>
              <table:table-cell office:value-type="float" office:value="1841618">
                <text:p>18416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0000">
                <text:p>460000</text:p>
              </table:table-cell>
              <table:table-cell office:value-type="float" office:value="1961626">
                <text:p>19616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0000">
                <text:p>480000</text:p>
              </table:table-cell>
              <table:table-cell office:value-type="float" office:value="2057632">
                <text:p>20576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000">
                <text:p>100000</text:p>
              </table:table-cell>
              <table:table-cell office:value-type="float" office:value="297522">
                <text:p>2975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0000">
                <text:p>120000</text:p>
              </table:table-cell>
              <table:table-cell office:value-type="float" office:value="373527">
                <text:p>3735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0000">
                <text:p>140000</text:p>
              </table:table-cell>
              <table:table-cell office:value-type="float" office:value="453532">
                <text:p>4535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0000">
                <text:p>160000</text:p>
              </table:table-cell>
              <table:table-cell office:value-type="float" office:value="537537">
                <text:p>537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0000">
                <text:p>180000</text:p>
              </table:table-cell>
              <table:table-cell office:value-type="float" office:value="617542">
                <text:p>617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00">
                <text:p>200000</text:p>
              </table:table-cell>
              <table:table-cell office:value-type="float" office:value="705547">
                <text:p>7055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0000">
                <text:p>220000</text:p>
              </table:table-cell>
              <table:table-cell office:value-type="float" office:value="801553">
                <text:p>8015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0000">
                <text:p>240000</text:p>
              </table:table-cell>
              <table:table-cell office:value-type="float" office:value="873558">
                <text:p>8735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0000">
                <text:p>260000</text:p>
              </table:table-cell>
              <table:table-cell office:value-type="float" office:value="969564">
                <text:p>9695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0000">
                <text:p>280000</text:p>
              </table:table-cell>
              <table:table-cell office:value-type="float" office:value="1069570">
                <text:p>10695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0000">
                <text:p>300000</text:p>
              </table:table-cell>
              <table:table-cell office:value-type="float" office:value="1153575">
                <text:p>11535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0000">
                <text:p>320000</text:p>
              </table:table-cell>
              <table:table-cell office:value-type="float" office:value="1253582">
                <text:p>12535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0000">
                <text:p>340000</text:p>
              </table:table-cell>
              <table:table-cell office:value-type="float" office:value="1357588">
                <text:p>13575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0000">
                <text:p>360000</text:p>
              </table:table-cell>
              <table:table-cell office:value-type="float" office:value="1441593">
                <text:p>14415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0000">
                <text:p>380000</text:p>
              </table:table-cell>
              <table:table-cell office:value-type="float" office:value="1549600">
                <text:p>15496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0000">
                <text:p>400000</text:p>
              </table:table-cell>
              <table:table-cell office:value-type="float" office:value="1661607">
                <text:p>16616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0000">
                <text:p>420000</text:p>
              </table:table-cell>
              <table:table-cell office:value-type="float" office:value="1749613">
                <text:p>17496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0000">
                <text:p>440000</text:p>
              </table:table-cell>
              <table:table-cell office:value-type="float" office:value="1857619">
                <text:p>18576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0000">
                <text:p>460000</text:p>
              </table:table-cell>
              <table:table-cell office:value-type="float" office:value="1957626">
                <text:p>1957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